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5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http://www.beauty-products.ipt.pw/News/jar-cakes-%7C-bakery-shop-near-me-%7C-online-cake-order-in-noida/</text:p>
          </table:table-cell>
        </table:table-row>
        <table:table-row table:style-name="ro1">
          <table:table-cell office:value-type="string">
            <text:p>http://www.updatesee.com/post/33068/Jar-Cakes-Bakery-Shop-Near-Me-Online-Cake-Order-in-Noida</text:p>
          </table:table-cell>
        </table:table-row>
        <table:table-row table:style-name="ro1">
          <table:table-cell office:value-type="string">
            <text:p>http://www.mbacklinks.com/post/28673/Dee-s-Bake-Studio-Online-Cake-Delivery-in-Delhi-Online-Cake-Order</text:p>
          </table:table-cell>
        </table:table-row>
        <table:table-row table:style-name="ro1">
          <table:table-cell office:value-type="string">
            <text:p>http://www.backlinksplanet.com/post/27574/Cupcakes-Buy-Cupcakes-Online-Delhi-Cupcake-Delivery-in-Ghaziabad</text:p>
          </table:table-cell>
        </table:table-row>
        <table:table-row table:style-name="ro1">
          <table:table-cell office:value-type="string">
            <text:p>http://www.crazybacklink.com/post/28647/Cupcakes-Buy-Cupcakes-Online-Delhi-Cupcake-Delivery-in-Ghaziabad</text:p>
          </table:table-cell>
        </table:table-row>
        <table:table-row table:style-name="ro1">
          <table:table-cell office:value-type="string">
            <text:p>http://www.flybacklinks.com/post/27639/Cupcakes-Buy-Cupcakes-Online-Delhi-Cupcake-Delivery-in-Ghaziabad</text:p>
          </table:table-cell>
        </table:table-row>
        <table:table-row table:style-name="ro1">
          <table:table-cell office:value-type="string">
            <text:p>http://www.seomast.com/post/26779/Cheesecakes-Cake-Delivery-in-Noida-Sector-62-Customized-Cakes-in-Delhi</text:p>
          </table:table-cell>
        </table:table-row>
        <table:table-row table:style-name="ro1">
          <table:table-cell office:value-type="string">
            <text:p>https://bookmark.wikitechguru.com/2018/07/13/bakery-shop-near-me-online-cake-order-in-noida/</text:p>
          </table:table-cell>
        </table:table-row>
        <table:table-row table:style-name="ro1">
          <table:table-cell office:value-type="string">
            <text:p>https://social.wikitechguru.com/2018/07/13/buy-cupcakes-online-delhi-cupcake-delivery-in-ghaziabad/</text:p>
          </table:table-cell>
        </table:table-row>
        <table:table-row table:style-name="ro1">
          <table:table-cell office:value-type="string">
            <text:p>https://digg.wikitechguru.com/2018/07/13/birthday-cake-delivery-in-noida-midnight-cake-delivery-in-delhi/</text:p>
          </table:table-cell>
        </table:table-row>
        <table:table-row table:style-name="ro1">
          <table:table-cell office:value-type="string">
            <text:p>https://diggo.wikitechguru.com/2018/07/13/buy-cupcakes-online-delhi-cupcake-delivery-in-ghaziabad/</text:p>
          </table:table-cell>
        </table:table-row>
        <table:table-row table:style-name="ro1">
          <table:table-cell office:value-type="string">
            <text:p>https://news.wikitechguru.com/2018/07/13/bakery-shop-near-me-online-cake-order-in-noida/</text:p>
          </table:table-cell>
        </table:table-row>
        <table:table-row table:style-name="ro1">
          <table:table-cell office:value-type="string">
            <text:p>https://links.wikitechguru.com/2018/07/13/online-cake-delivery-in-ghaziabad-online-cake-order/</text:p>
          </table:table-cell>
        </table:table-row>
        <table:table-row table:style-name="ro1">
          <table:table-cell office:value-type="string">
            <text:p>https://pligg.wikitechguru.com/2018/07/13/cake-delivery-in-noida-sector-62-customized-cakes-in-delhi-2/</text:p>
          </table:table-cell>
        </table:table-row>
        <table:table-row table:style-name="ro1">
          <table:table-cell office:value-type="string">
            <text:p>https://piggo.wikitechguru.com/2018/07/13/bakery-shop-near-me-online-cake-order-in-noida/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13/07/2018</text:date>, <text:time>15:0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6M36S</meta:editing-duration>
    <meta:editing-cycles>17</meta:editing-cycles>
    <meta:generator>OpenOffice/4.1.5$Win32 OpenOffice.org_project/415m1$Build-9789</meta:generator>
    <dc:date>2018-07-13T15:00:16.30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